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======================================================</text:span></text:p>
      <text:p text:style-name="P1"><text:span text:style-name="T1"><text:tab/><text:tab/>Module Name used for Developing Thread Based Applications</text:span></text:p>
      <text:p text:style-name="P1"><text:span text:style-name="T1"><text:tab/><text:tab/>======================================================</text:span></text:p>
      <text:p text:style-name="P1"><text:span text:style-name="T1">=&gt;For Developing Thread Based Applications, we use a pre-defined module called </text:span></text:p>
      <text:p text:style-name="P1"><text:span text:style-name="T1"><text:s text:c="3"/>"threading".</text:span></text:p>
      <text:p text:style-name="P1"><text:span text:style-name="T1">================================================================</text:span></text:p>
      <text:p text:style-name="P1"><text:span text:style-name="T1">MODULE NAME : <text:s/>threading</text:span></text:p>
      <text:p text:style-name="P1"><text:span text:style-name="T1">================================================================</text:span></text:p>
      <text:p text:style-name="P1"><text:span text:style-name="T1">Functions Names in "threading" module</text:span></text:p>
      <text:p text:style-name="P1"><text:span text:style-name="T1">-----------------------------------------------------------------------------------------------------------</text:span></text:p>
      <text:p text:style-name="P1"><text:span text:style-name="T1">1) current_thread():- This Function is used for obtaining Name of the thread.</text:span></text:p>
      <text:p text:style-name="P1"><text:span text:style-name="T1"><text:tab/><text:tab/><text:tab/><text:tab/>Syntax: <text:s text:c="2"/>varname=threading.current_thread()</text:span></text:p>
      <text:p text:style-name="P1"><text:span text:style-name="T1"><text:tab/><text:tab/><text:tab/><text:tab/>-----------------</text:span></text:p>
      <text:p text:style-name="P1"><text:span text:style-name="T1"><text:tab/><text:tab/><text:tab/><text:tab/>Examples:-</text:span></text:p>
      <text:p text:style-name="P1"><text:span text:style-name="T1"><text:tab/><text:tab/><text:tab/><text:tab/>-----------------</text:span></text:p>
      <text:p text:style-name="P1"><text:span text:style-name="T1"><text:tab/><text:tab/><text:tab/><text:tab/>tname=threading.current_thread()</text:span></text:p>
      <text:p text:style-name="P1"><text:span text:style-name="T1"><text:tab/><text:tab/><text:tab/><text:tab/>print("Default Name of thread=",tname.name)<text:tab/><text:tab/></text:span></text:p>
      <text:p text:style-name="P1"><text:span text:style-name="T1"><text:tab/><text:tab/><text:tab/><text:tab/><text:tab/><text:tab/>OR</text:span></text:p>
      <text:p text:style-name="P1"><text:span text:style-name="T1"><text:tab/><text:tab/><text:tab/><text:tab/>print("Default thread name=",threading.current_thread().name)</text:span></text:p>
      <text:p text:style-name="P2"/>
      <text:p text:style-name="P1"><text:span text:style-name="T1">2) active_count(): This Function is used obtaining number of therads which are<text:tab/>running / active.</text:span></text:p>
      <text:p text:style-name="P1"><text:span text:style-name="T1"><text:tab/><text:tab/><text:tab/> <text:s text:c="5"/>Syntax: <text:s text:c="4"/>varname=threading.active_count()</text:span></text:p>
      <text:p text:style-name="P1"><text:span text:style-name="T1"><text:tab/><text:tab/><text:tab/> <text:s text:c="5"/>-----------------</text:span></text:p>
      <text:p text:style-name="P1"><text:span text:style-name="T1"><text:tab/><text:tab/><text:tab/> <text:s text:c="5"/>Example</text:span></text:p>
      <text:p text:style-name="P1"><text:span text:style-name="T1"><text:tab/><text:tab/><text:tab/> <text:s text:c="5"/>-----------------</text:span></text:p>
      <text:p text:style-name="P1"><text:soft-page-break/><text:span text:style-name="T1"><text:tab/><text:tab/><text:tab/> <text:s text:c="5"/>noat=threading.active_count()</text:span></text:p>
      <text:p text:style-name="P1"><text:span text:style-name="T1"><text:tab/><text:tab/><text:tab/> <text:s text:c="5"/>print("Number of active threads=",noat) # 1</text:span></text:p>
      <text:p text:style-name="P1"><text:span text:style-name="T1"><text:tab/><text:tab/><text:tab/> <text:s text:c="4"/>-------------------</text:span></text:p>
      <text:p text:style-name="P1"><text:span text:style-name="T1">================================================================</text:span></text:p>
      <text:p text:style-name="P1"><text:span text:style-name="T1">Class Name in "threading" module : "Thread"</text:span></text:p>
      <text:p text:style-name="P1"><text:span text:style-name="T1">---------------------------------------------------------------------------------------------------------------</text:span></text:p>
      <text:p text:style-name="P1"><text:span text:style-name="T1">Methods in Thread Class</text:span></text:p>
      <text:p text:style-name="P1"><text:span text:style-name="T1">---------------------------------------------------------------------------------------------------------------</text:span></text:p>
      <text:p text:style-name="P1"><text:span text:style-name="T1">1) Thread(target,args)</text:span></text:p>
      <text:p text:style-name="P1"><text:span text:style-name="T1">-------------------------------------</text:span></text:p>
      <text:p text:style-name="P1"><text:span text:style-name="T1">Syntax:-</text:span></text:p>
      <text:p text:style-name="P1"><text:span text:style-name="T1"><text:tab/>varname=threading.Thread(target=FunctionName,args=(list of values if any) )</text:span></text:p>
      <text:p text:style-name="P1"><text:span text:style-name="T1">=&gt;here varname is an object of Thread class and treated as sub thread / child </text:span></text:p>
      <text:p text:style-name="P1"><text:span text:style-name="T1"><text:s text:c="3"/>thread.</text:span></text:p>
      <text:p text:style-name="P1"><text:span text:style-name="T1">=&gt;Examples: <text:s text:c="2"/>t1=threading.Thread(target=findsqauares,args=(lst,) )</text:span></text:p>
      <text:p text:style-name="P1"><text:span text:style-name="T1"><text:tab/><text:tab/><text:tab/>t2=threading.Thread(traget=welcome)</text:span></text:p>
      <text:p text:style-name="P1"><text:span text:style-name="T1">Here t1 and t2 are called Sub Threads OR Child Threads.</text:span></text:p>
      <text:p text:style-name="P1"><text:span text:style-name="T1">---------------------------------------------</text:span></text:p>
      <text:p text:style-name="P1"><text:span text:style-name="T1">2) is_alive()</text:span></text:p>
      <text:p text:style-name="P1"><text:span text:style-name="T1">---------------------------------------------</text:span></text:p>
      <text:p text:style-name="P1"><text:span text:style-name="T1">=&gt;This Function is used for checking wether the Sub thread is under execution or <text:s/>not.</text:span></text:p>
      <text:p text:style-name="P1"><text:span text:style-name="T1">=&gt;If the sub thread is under running Process then it returns True otherwise it returns False.</text:span></text:p>
      <text:p text:style-name="P1"><text:span text:style-name="T1">=&gt;Syntax: <text:s text:c="3"/>var name=threading.is_alive()</text:span></text:p>
      <text:p text:style-name="P1"><text:span text:style-name="T1">Examples: Refer SubThreadLiveEx1.py<text:tab/> <text:s text:c="3"/></text:span></text:p>
      <text:p text:style-name="P1"><text:span text:style-name="T1">--------------------------------------------------------</text:span></text:p>
      <text:p text:style-name="P1"><text:span text:style-name="T1">3. start()</text:span></text:p>
      <text:p text:style-name="P1"><text:soft-page-break/><text:span text:style-name="T1">--------------------------------------------------------</text:span></text:p>
      <text:p text:style-name="P1"><text:span text:style-name="T1">=&gt;This Function is used for dispatching sub threads to the corresponding target <text:s/>function.</text:span></text:p>
      <text:p text:style-name="P1"><text:span text:style-name="T1">=&gt;Syntax: <text:s text:c="7"/>subthreadobj.start()</text:span></text:p>
      <text:p text:style-name="P1"><text:span text:style-name="T1">=&gt;Examples Refer <text:s/>SubThreadDispatchEx1.py</text:span></text:p>
      <text:p text:style-name="P1"><text:span text:style-name="T1">================================================================</text:span></text:p>
      <text:p text:style-name="P1"><text:span text:style-name="T1">4. setName(): It is used for setting the User-Freindly thread name for sub thread</text:span></text:p>
      <text:p text:style-name="P2"/>
      <text:p text:style-name="P1"><text:span text:style-name="T1"><text:tab/><text:tab/><text:tab/>syntax: <text:s/>subthreadobj.setName(" User-Freindly thread name")</text:span></text:p>
      <text:p text:style-name="P1"><text:span text:style-name="T1"><text:tab/><text:tab/><text:tab/>----------</text:span></text:p>
      <text:p text:style-name="P1"><text:span text:style-name="T1"><text:tab/><text:tab/><text:tab/>Here <text:s/>setName() deprecated on the name of "name" attribute</text:span></text:p>
      <text:p text:style-name="P2"/>
      <text:p text:style-name="P1"><text:span text:style-name="T1"><text:tab/><text:tab/><text:tab/>Syntax: <text:s text:c="2"/>subthreadobj.name=User-Freindly thread name</text:span></text:p>
      <text:p text:style-name="P1"><text:span text:style-name="T1"><text:tab/><text:tab/><text:tab/>----------</text:span></text:p>
      <text:p text:style-name="P1"><text:span text:style-name="T1">Example: <text:s text:c="3"/>Refer SubThreadEx1.py</text:span></text:p>
      <text:p text:style-name="P1"><text:span text:style-name="T1">---------------------------------------------</text:span></text:p>
      <text:p text:style-name="P1"><text:span text:style-name="T1">5. getName()</text:span></text:p>
      <text:p text:style-name="P1"><text:span text:style-name="T1">---------------------------------------------</text:span></text:p>
      <text:p text:style-name="P1"><text:span text:style-name="T1">=&gt; It is used for getting the thread name </text:span></text:p>
      <text:p text:style-name="P1"><text:span text:style-name="T1"><text:tab/><text:tab/><text:tab/>----------</text:span></text:p>
      <text:p text:style-name="P1"><text:span text:style-name="T1"><text:tab/><text:tab/><text:tab/>syntax: <text:s/>varname=threadobj.getName(")</text:span></text:p>
      <text:p text:style-name="P1"><text:span text:style-name="T1"><text:tab/><text:tab/><text:tab/>----------</text:span></text:p>
      <text:p text:style-name="P1"><text:span text:style-name="T1"><text:tab/><text:tab/><text:tab/>Here <text:s/>getName() deprecated on the name of "name" attribute</text:span></text:p>
      <text:p text:style-name="P1"><text:span text:style-name="T1"><text:tab/><text:tab/><text:tab/>-----------</text:span></text:p>
      <text:p text:style-name="P1"><text:span text:style-name="T1"><text:tab/><text:tab/><text:tab/>Syntax:<text:tab/><text:tab/>threadobj.name</text:span></text:p>
      <text:p text:style-name="P1"><text:span text:style-name="T1"><text:tab/><text:tab/><text:tab/>----------</text:span></text:p>
      <text:p text:style-name="P1"><text:span text:style-name="T1">Example: <text:s text:c="3"/>Refer SubThreadEx1.py</text:span></text:p>
      <text:p text:style-name="P1"><text:soft-page-break/><text:span text:style-name="T1">-----------------------------------------------------------------------------------------------------</text:span></text:p>
      <text:p text:style-name="P1"><text:span text:style-name="T1">6) join():</text:span></text:p>
      <text:p text:style-name="P1"><text:span text:style-name="T1">---------------------------------------------</text:span></text:p>
      <text:p text:style-name="P1"><text:span text:style-name="T1">=&gt;This Function is used for making sub threads to join with main thread.</text:span></text:p>
      <text:p text:style-name="P1"><text:span text:style-name="T1">=&gt;When subthreads object calls join() then main thread will wait until until sub threads complete their execution.</text:span></text:p>
      <text:p text:style-name="P1"><text:span text:style-name="T1">=&gt;Syntyax:- <text:s text:c="3"/>subthreadobj1.join()</text:span></text:p>
      <text:p text:style-name="P1"><text:span text:style-name="T1"><text:tab/><text:tab/> <text:s text:c="6"/>subthreadobj2.join()</text:span></text:p>
      <text:p text:style-name="P1"><text:span text:style-name="T1"><text:tab/><text:tab/><text:tab/>----------------------------</text:span></text:p>
      <text:p text:style-name="P1"><text:span text:style-name="T1"><text:tab/><text:tab/><text:tab/>----------------------------</text:span></text:p>
      <text:p text:style-name="P1"><text:span text:style-name="T1"><text:tab/><text:tab/> <text:s text:c="6"/>subthreadobj-n.join()</text:span></text:p>
      <text:p text:style-name="P2"/>
      <text:p text:style-name="P1"><text:span text:style-name="T1">Examples: <text:s text:c="2"/>Refer <text:s/>SubThreadLiveEx1.py</text:span></text:p>
      <text:p text:style-name="P1"><text:span text:style-name="T1">-----------------------------------------------------------------------------------------------------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86" meta:word-count="321" meta:character-count="4008" meta:non-whitespace-character-count="3550"/>
    <meta:generator>LibreOfficeDev/6.0.5.2$Linux_X86_64 LibreOffice_project/</meta:generator>
  </office:meta>
</office:document-meta>
</file>